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cc99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b8ff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33cc66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0000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9cm" draw:marker-end-width="0.276cm" draw:fill="solid" draw:fill-color="#ffff00" draw:textarea-vertical-align="middle" draw:auto-grow-height="false" fo:min-height="0.147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9cm" draw:marker-end-width="0.276cm" draw:fill="solid" draw:fill-color="#666666" draw:textarea-vertical-align="middle" draw:auto-grow-height="false" fo:min-height="0.147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normal"/>
    </style:style>
    <style:style style:name="P3" style:family="paragraph">
      <style:paragraph-properties fo:margin-left="0cm" fo:margin-right="0cm" fo:text-align="center" fo:text-indent="0cm"/>
      <style:text-properties fo:font-style="italic" fo:font-weight="normal"/>
    </style:style>
    <style:style style:name="P4" style:family="paragraph">
      <style:paragraph-properties fo:margin-left="0cm" fo:margin-right="0cm" fo:text-align="center" fo:text-indent="0cm"/>
      <style:text-properties style:font-name="Times New Roman1" fo:font-size="11pt" fo:font-style="italic" fo:font-weight="normal" style:font-size-asian="18pt" style:font-style-asian="normal" style:font-size-complex="18pt" style:font-style-complex="normal"/>
    </style:style>
    <style:style style:name="P5" style:family="paragraph">
      <style:paragraph-properties fo:margin-left="0cm" fo:margin-right="0cm" fo:text-align="center" fo:text-indent="0cm"/>
      <style:text-properties fo:font-style="italic" fo:font-weight="normal" style:font-size-asian="18pt" style:font-size-complex="18pt" style:text-overline-style="solid" style:text-overline-width="auto" style:text-overline-color="font-color"/>
    </style:style>
    <style:style style:name="P6" style:family="paragraph">
      <style:paragraph-properties fo:margin-left="0cm" fo:margin-right="0cm" fo:text-align="center" fo:text-indent="0cm"/>
      <style:text-properties style:font-name="Times New Roman1" fo:font-size="11pt" fo:font-style="italic" fo:font-weight="normal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P7" style:family="paragraph">
      <style:paragraph-properties fo:margin-left="0cm" fo:margin-right="0cm" fo:text-align="center" fo:text-indent="0cm"/>
      <style:text-properties fo:color="#ffffff" fo:font-style="italic" fo:font-weight="normal"/>
    </style:style>
    <style:style style:name="P8" style:family="paragraph">
      <style:paragraph-properties fo:margin-left="0cm" fo:margin-right="0cm" fo:text-align="center" fo:text-indent="0cm"/>
      <style:text-properties fo:color="#ffffff" style:font-name="Times New Roman1" fo:font-size="11pt" fo:font-style="italic" fo:font-weight="normal" style:font-size-asian="18pt" style:font-style-asian="normal" style:font-size-complex="18pt" style:font-style-complex="normal"/>
    </style:style>
    <style:style style:name="P9" style:family="paragraph">
      <style:paragraph-properties fo:margin-left="0cm" fo:margin-right="0cm" fo:text-align="center" fo:text-indent="0cm"/>
      <style:text-properties fo:color="#ffffff" fo:font-style="italic" fo:font-weight="normal" style:font-size-asian="18pt" style:font-size-complex="18pt" style:text-overline-style="solid" style:text-overline-width="auto" style:text-overline-color="font-color"/>
    </style:style>
    <style:style style:name="P10" style:family="paragraph">
      <style:paragraph-properties fo:margin-left="0cm" fo:margin-right="0cm" fo:text-align="center" fo:text-indent="0cm"/>
      <style:text-properties fo:color="#ffffff" style:font-name="Times New Roman1" fo:font-size="11pt" fo:font-style="italic" fo:font-weight="normal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P11" style:family="paragraph">
      <style:paragraph-properties fo:margin-left="0cm" fo:margin-right="0cm" fo:text-align="center" fo:text-indent="0cm"/>
      <style:text-properties fo:color="#ffffff" fo:font-style="italic" fo:font-weight="normal" style:font-size-asian="18pt" style:font-size-complex="18pt"/>
    </style:style>
    <style:style style:name="T1" style:family="text">
      <style:text-properties style:font-name="Times New Roman1" fo:font-size="11pt" style:font-size-asian="18pt" style:font-style-asian="normal" style:font-size-complex="18pt" style:font-style-complex="normal"/>
    </style:style>
    <style:style style:name="T2" style:family="text">
      <style:text-properties style:font-name="Times New Roman1" fo:font-size="11pt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path draw:style-name="gr1" draw:text-style-name="P1" draw:layer="layout" svg:width="9.186cm" svg:height="4.32cm" draw:transform="skewX (0.0472984227290463) rotate (-0.819955682586937) translate (4.42200019535069cm 3.10699983427194cm)" svg:viewBox="0 0 9187 4321" svg:d="M0 0c3795-1 9187 4321 9187 4321">
          <text:p/>
        </draw:path>
        <draw:path draw:style-name="gr1" draw:text-style-name="P1" draw:layer="layout" svg:width="6.004cm" svg:height="3.289cm" draw:transform="rotate (1.13411494794592) translate (7.324cm 12.622cm)" svg:viewBox="0 0 6005 3290" svg:d="M0 0c4133 0 6005 3290 6005 3290">
          <text:p/>
        </draw:path>
        <draw:path draw:style-name="gr1" draw:text-style-name="P1" draw:layer="layout" svg:width="3.747cm" svg:height="3.565cm" draw:transform="skewX (0.214675497995302) rotate (0.934972880293362) translate (7.213cm 12.733cm)" svg:viewBox="0 0 3748 3566" svg:d="M0 0c3047 0 3748 3566 3748 3566">
          <text:p/>
        </draw:path>
        <draw:line draw:style-name="gr1" draw:text-style-name="P1" draw:layer="layout" svg:x1="3.108cm" svg:y1="6.798cm" svg:x2="12.234cm" svg:y2="12.567cm">
          <text:p/>
        </draw:line>
        <draw:line draw:style-name="gr1" draw:text-style-name="P1" draw:layer="layout" svg:x1="3.107cm" svg:y1="6.797cm" svg:x2="12.956cm" svg:y2="8.572cm">
          <text:p/>
        </draw:line>
        <draw:path draw:style-name="gr1" draw:text-style-name="P1" draw:layer="layout" svg:width="2.457cm" svg:height="2.934cm" draw:transform="rotate (0.295135176512241) translate (2.19831249179276cm 3.96094565308988cm)" svg:viewBox="0 0 2458 2935" svg:d="M0 2935c1623 0 2458-2935 2458-2935">
          <text:p/>
        </draw:path>
        <draw:line draw:style-name="gr2" draw:text-style-name="P1" draw:layer="layout" svg:x1="3.94cm" svg:y1="3.773cm" svg:x2="12.595cm" svg:y2="11.873cm">
          <text:p/>
        </draw:line>
        <draw:path draw:style-name="gr2" draw:text-style-name="P1" draw:layer="layout" svg:width="8.447cm" svg:height="3.54cm" draw:transform="rotate (0.312064870256586) translate (3.32899999260824cm 10.9859999770873cm)" svg:viewBox="0 0 8448 3541" svg:d="M0 0c5422 0 8448 3541 8448 3541">
          <text:p/>
        </draw:path>
        <draw:path draw:style-name="gr2" draw:text-style-name="P1" draw:layer="layout" svg:width="3.855cm" svg:height="1.946cm" draw:transform="rotate (2.8614673086447) translate (11.9457047889169cm 13.6330943590937cm)" svg:viewBox="0 0 3856 1947" svg:d="M0 1947c3609 0 3856-1947 3856-1947">
          <text:p/>
        </draw:path>
        <draw:path draw:style-name="gr2" draw:text-style-name="P1" draw:layer="layout" svg:width="7.195cm" svg:height="3.769cm" draw:transform="skewX (0.237713844121628) rotate (2.08444672565683) translate (12.4266090597094cm 11.7350006230495cm)" svg:viewBox="0 0 7196 3770" svg:d="M0 0c4142-3 7196 3770 7196 3770">
          <text:p/>
        </draw:path>
        <draw:line draw:style-name="gr3" draw:text-style-name="P1" draw:layer="layout" svg:x1="4.495cm" svg:y1="12.567cm" svg:x2="11.152cm" svg:y2="2.941cm">
          <text:p/>
        </draw:line>
        <draw:path draw:style-name="gr3" draw:text-style-name="P1" draw:layer="layout" svg:width="2.987cm" svg:height="2.768cm" draw:transform="rotate (2.7389451951547) translate (12.872cm 6.797cm)" svg:viewBox="0 0 2988 2769" svg:d="M0 0c3044 0 2988 2769 2988 2769">
          <text:p/>
        </draw:path>
        <draw:line draw:style-name="gr3" draw:text-style-name="P1" draw:layer="layout" svg:x1="3.218cm" svg:y1="8.628cm" svg:x2="12.872cm" svg:y2="6.824cm">
          <text:p/>
        </draw:line>
        <draw:path draw:style-name="gr3" draw:text-style-name="P1" draw:layer="layout" svg:width="2.26cm" svg:height="3.555cm" draw:transform="rotate (-2.53648700192336) translate (14.8675802046335cm 9.77624702501637cm)" svg:viewBox="0 0 2261 3556" svg:d="M0 3556c2732 0 2223-3556 2223-3556">
          <text:p/>
        </draw:path>
        <draw:path draw:style-name="gr3" draw:text-style-name="P1" draw:layer="layout" svg:width="7.852cm" svg:height="3.373cm" draw:transform="rotate (2.91853957518492) translate (12.2366923447736cm 14.2762010514236cm)" svg:viewBox="0 0 7853 3374" svg:d="M0 3374c5518 0 7853-3374 7853-3374">
          <text:p/>
        </draw:path>
        <draw:path draw:style-name="gr3" draw:text-style-name="P1" draw:layer="layout" svg:width="2.826cm" svg:height="3.085cm" draw:transform="rotate (-0.396713338978311) translate (3.08000000021453cm 8.5999999994879cm)" svg:viewBox="0 0 2827 3086" svg:d="M0 0c2226 0 2827 3086 2827 3086">
          <text:p/>
        </draw:path>
        <draw:line draw:style-name="gr4" draw:text-style-name="P1" draw:layer="layout" svg:x1="3.967cm" svg:y1="11.901cm" svg:x2="11.902cm" svg:y2="3.691cm">
          <text:p/>
        </draw:line>
        <draw:line draw:style-name="gr4" draw:text-style-name="P1" draw:layer="layout" svg:x1="3.052cm" svg:y1="7.879cm" svg:x2="11.901cm" svg:y2="3.69cm">
          <text:p/>
        </draw:line>
        <draw:path draw:style-name="gr4" draw:text-style-name="P1" draw:layer="layout" svg:width="9.146cm" svg:height="1.777cm" draw:transform="rotate (-2.0619319783061) translate (13.4972130742406cm 4.5007552799186cm)" svg:viewBox="0 0 9147 1778" svg:d="M0 1778c6764 1 9147-1778 9147-1778">
          <text:p/>
        </draw:path>
        <draw:path draw:style-name="gr4" draw:text-style-name="P1" draw:layer="layout" svg:width="3.715cm" svg:height="1.188cm" draw:transform="rotate (-1.68720978790292) translate (13.2206260916202cm 3.96606502387248cm)" svg:viewBox="0 0 3716 1189" svg:d="M0 1189c2626 0 3716-1189 3716-1189">
          <text:p/>
        </draw:path>
        <draw:line draw:style-name="gr4" draw:text-style-name="P1" draw:layer="layout" svg:x1="3.218cm" svg:y1="4.383cm" svg:x2="12.956cm" svg:y2="7.684cm">
          <text:p/>
        </draw:line>
        <draw:line draw:style-name="gr4" draw:text-style-name="P1" draw:layer="layout" svg:x1="3.218cm" svg:y1="4.384cm" svg:x2="9.127cm" svg:y2="12.622cm">
          <text:p/>
        </draw:line>
        <draw:path draw:style-name="gr4" draw:text-style-name="P1" draw:layer="layout" svg:width="6.632cm" svg:height="2.711cm" draw:transform="skewX (-0.108559479474047) rotate (-1.10304808726042) translate (3.24600016436938cm 4.43899989317568cm)" svg:viewBox="0 0 6633 2712" svg:d="M0 0c5707-1 6633 2712 6633 2712l-23-13">
          <text:p/>
        </draw:path>
        <draw:path draw:style-name="gr4" draw:text-style-name="P1" draw:layer="layout" svg:width="3.088cm" svg:height="1.344cm" draw:transform="rotate (-1.17530471829298) translate (3.16300001933166cm 4.38299999192925cm)" svg:viewBox="0 0 3089 1345" svg:d="M0 0c3457 0 3076 1345 3076 1345">
          <text:p/>
        </draw:path>
        <draw:path draw:style-name="gr5" draw:text-style-name="P1" draw:layer="layout" svg:width="1.835cm" svg:height="1.503cm" draw:transform="skewX (-0.509810674507544) rotate (-1.01281456493231) translate (8.15476294101577cm 11.140096522059cm)" svg:viewBox="0 0 1836 1504" svg:d="M0 1504c1731 1 1836-1504 1836-1504">
          <text:p/>
        </draw:path>
        <draw:path draw:style-name="gr5" draw:text-style-name="P1" draw:layer="layout" svg:width="2.071cm" svg:height="1.529cm" draw:transform="skewX (0.605803783367232) rotate (2.6155504170387) translate (13.0351724137931cm 8.656cm)" svg:viewBox="0 0 2072 1530" svg:d="M2072 1530c-1659-1-2072-1530-2072-1530">
          <text:p/>
        </draw:path>
        <draw:path draw:style-name="gr5" draw:text-style-name="P1" draw:layer="layout" svg:width="1.7cm" svg:height="1.398cm" draw:transform="skewX (-0.35395277230445) rotate (-2.48342899266273) translate (4.23397754969494cm 7.61475272160286cm)" svg:viewBox="0 0 1701 1399" svg:d="M0 1399c1361 0 1701-1399 1701-1399">
          <text:p/>
        </draw:path>
        <draw:path draw:style-name="gr5" draw:text-style-name="P1" draw:layer="layout" svg:width="1.55cm" svg:height="1.298cm" draw:transform="skewX (-0.000698131700797739) rotate (1.61006623496477) translate (3.19589606588226cm 12.6469103140161cm)" svg:viewBox="0 0 1551 1299" svg:d="M1551 0c-1528 0-1520 1272-1489 1273l-62 26">
          <text:p/>
        </draw:path>
        <draw:path draw:style-name="gr5" draw:text-style-name="P1" draw:layer="layout" svg:width="1.492cm" svg:height="1.061cm" draw:transform="skewX (0.0141371669411541) rotate (-1.60395758258279) translate (13.1220000019876cm 11.1530000000941cm)" svg:viewBox="0 0 1493 1062" svg:d="M0 0c1471 0 1463 1039 1434 1040l59 22">
          <text:p/>
        </draw:path>
        <draw:path draw:style-name="gr5" draw:text-style-name="P1" draw:layer="layout" svg:width="1.435cm" svg:height="1.087cm" draw:transform="skewX (-0.00890117918517109) rotate (-1.53554067590461) translate (12.6003855211553cm 2.75395327067423cm)" svg:viewBox="0 0 1436 1088" svg:d="M1436 0c-1415 0-1407 1065-1379 1066l-57 22">
          <text:p/>
        </draw:path>
        <draw:line draw:style-name="gr5" draw:text-style-name="P2" draw:layer="layout" svg:x1="12.595cm" svg:y1="4.383cm" svg:x2="11.152cm" svg:y2="2.774cm">
          <text:p/>
        </draw:line>
        <draw:line draw:style-name="gr5" draw:text-style-name="P2" draw:layer="layout" svg:x1="12.956cm" svg:y1="6.769cm" svg:x2="12.928cm" svg:y2="8.6cm">
          <text:p/>
        </draw:line>
        <draw:line draw:style-name="gr5" draw:text-style-name="P2" draw:layer="layout" svg:x1="11.874cm" svg:y1="12.484cm" svg:x2="13.039cm" svg:y2="11.013cm">
          <text:p/>
        </draw:line>
        <draw:line draw:style-name="gr5" draw:text-style-name="P2" draw:layer="layout" svg:x1="9.211cm" svg:y1="12.595cm" svg:x2="7.296cm" svg:y2="12.678cm">
          <text:p/>
        </draw:line>
        <draw:line draw:style-name="gr5" draw:text-style-name="P2" draw:layer="layout" svg:x1="3.246cm" svg:y1="10.93cm" svg:x2="4.467cm" svg:y2="12.595cm">
          <text:p/>
        </draw:line>
        <draw:line draw:style-name="gr5" draw:text-style-name="P2" draw:layer="layout" svg:x1="2.996cm" svg:y1="8.655cm" svg:x2="2.996cm" svg:y2="6.714cm">
          <text:p/>
        </draw:line>
        <draw:path draw:style-name="gr5" draw:text-style-name="P1" draw:layer="layout" svg:width="1.435cm" svg:height="1.219cm" draw:transform="rotate (1.53117735277463) translate (3.13499999839848cm 4.35499999993652cm)" svg:viewBox="0 0 1436 1220" svg:d="M0 0c1415 0 1407 1194 1379 1195l57 25">
          <text:p/>
        </draw:path>
        <draw:line draw:style-name="gr5" draw:text-style-name="P2" draw:layer="layout" svg:x1="4.578cm" svg:y1="3.079cm" svg:x2="3.163cm" svg:y2="4.439cm">
          <text:p/>
        </draw:line>
        <draw:custom-shape draw:style-name="gr6" draw:text-style-name="P4" draw:layer="layout" svg:width="0.635cm" svg:height="0.635cm" svg:x="3.584cm" svg:y="3.362cm">
          <text:p text:style-name="P3"><text:span text:style-name="T1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635cm" svg:height="0.635cm" svg:x="7.926cm" svg:y="12.33cm">
          <text:p text:style-name="P3"><text:span text:style-name="T1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0.635cm" svg:height="0.635cm" svg:x="2.705cm" svg:y="7.406cm">
          <text:p text:style-name="P5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0.635cm" svg:height="0.635cm" svg:x="12.647cm" svg:y="7.406cm">
          <text:p text:style-name="P5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8" draw:layer="layout" svg:width="0.635cm" svg:height="0.635cm" svg:x="11.645cm" svg:y="3.362cm">
          <text:p text:style-name="P7"><text:span text:style-name="T1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0.635cm" svg:height="0.635cm" svg:x="3.593cm" svg:y="11.452cm">
          <text:p text:style-name="P5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0" draw:layer="layout" svg:width="0.635cm" svg:height="0.635cm" svg:x="12.156cm" svg:y="11.452cm">
          <text:p text:style-name="P9"><text:span text:style-name="T2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8" draw:layer="layout" svg:width="0.635cm" svg:height="0.635cm" svg:x="2.89cm" svg:y="4.055cm">
          <text:p text:style-name="P11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0.635cm" svg:height="0.635cm" svg:x="4.249cm" svg:y="2.779cm">
          <text:p text:style-name="P5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8" draw:layer="layout" svg:width="0.635cm" svg:height="0.635cm" svg:x="2.705cm" svg:y="6.463cm">
          <text:p text:style-name="P7"><text:span text:style-name="T1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635cm" svg:height="0.635cm" svg:x="2.678cm" svg:y="8.294cm">
          <text:p text:style-name="P3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635cm" svg:height="0.635cm" svg:x="2.983cm" svg:y="10.703cm">
          <text:p text:style-name="P3"><text:span text:style-name="T1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0" draw:layer="layout" svg:width="0.635cm" svg:height="0.635cm" svg:x="4.175cm" svg:y="12.228cm">
          <text:p text:style-name="P9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8" draw:layer="layout" svg:width="0.635cm" svg:height="0.635cm" svg:x="7.011cm" svg:y="12.33cm">
          <text:p text:style-name="P7"><text:span text:style-name="T1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0.635cm" svg:height="0.635cm" svg:x="8.842cm" svg:y="12.275cm">
          <text:p text:style-name="P5"><text:span text:style-name="T2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0.635cm" svg:height="0.635cm" svg:x="11.546cm" svg:y="12.118cm">
          <text:p text:style-name="P5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635cm" svg:height="0.635cm" svg:x="12.711cm" svg:y="10.731cm">
          <text:p text:style-name="P3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6" draw:layer="layout" svg:width="0.635cm" svg:height="0.635cm" svg:x="12.619cm" svg:y="8.294cm">
          <text:p text:style-name="P5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0" draw:layer="layout" svg:width="0.635cm" svg:height="0.635cm" svg:x="12.619cm" svg:y="6.519cm">
          <text:p text:style-name="P9"><text:span text:style-name="T2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635cm" svg:height="0.635cm" svg:x="12.339cm" svg:y="4.083cm">
          <text:p text:style-name="P3"><text:span text:style-name="T1">c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4" draw:layer="layout" svg:width="0.635cm" svg:height="0.635cm" svg:x="10.896cm" svg:y="2.641cm">
          <text:p text:style-name="P3"><text:span text:style-name="T1">a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0.4$MacOSX_x86 LibreOffice_project/62ad5818884a2fc2e5780dd45466868d41009ec0</meta:generator>
    <meta:initial-creator>James Plank</meta:initial-creator>
    <meta:creation-date>2007-12-02T15:48:06</meta:creation-date>
    <dc:date>2014-12-01T15:40:11.732164000</dc:date>
    <meta:printed-by>James Plank</meta:printed-by>
    <meta:print-date>2007-12-02T15:57:10</meta:print-date>
    <dc:language>en-US</dc:language>
    <meta:editing-cycles>19</meta:editing-cycles>
    <meta:editing-duration>P1DT6H19M42S</meta:editing-duration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